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ourcecode">
      <style:text-properties fo:font-weight="bold" style:font-weight-asian="bold" style:font-weight-complex="bold"/>
    </style:style>
    <style:style style:name="P8" style:family="paragraph" style:parent-style-name="Sourcecode">
      <style:text-properties fo:font-weight="normal" style:font-weight-asian="normal" style:font-weight-complex="normal"/>
    </style:style>
    <style:style style:name="P9"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0"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Tuesday, May 22, 2007</text:modification-date></text:p>
      <text:p text:style-name="P2"/>
      <text:p text:style-name="P2">This tutorial is a WORK IN PROGRESS. Do not consider it a finished work.</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Book<text:tab/>3</text:p>
          <text:p text:style-name="P5">More Documentation on hamsterdb<text:tab/>3</text:p>
          <text:p text:style-name="P5">Obtaining the Most Recent Versions<text:tab/>3</text:p>
          <text:p text:style-name="P5">hamsterdb Licensing<text:tab/>3</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Database<text:tab/>6</text:p>
          <text:p text:style-name="P4">Opening a Database<text:tab/>6</text:p>
          <text:p text:style-name="P4">Overwriting the Comparison Function<text:tab/>6</text:p>
          <text:p text:style-name="P4">Inserting Database Items<text:tab/>8</text:p>
          <text:p text:style-name="P4">Deleting Database Items<text:tab/>8</text:p>
          <text:p text:style-name="P4">Looking up Database Items<text:tab/>9</text:p>
          <text:p text:style-name="P4">Working with Database Cursors<text:tab/>9</text:p>
          <text:p text:style-name="P5">Creating a Database Cursor<text:tab/>10</text:p>
          <text:p text:style-name="P5">Moving Database Cursors<text:tab/>10</text:p>
          <text:p text:style-name="P5">Inserting Database Items with Cursors<text:tab/>11</text:p>
          <text:p text:style-name="P5">Looking up Database Items with Cursors<text:tab/>11</text:p>
          <text:p text:style-name="P5">Replacing Database Items with Cursors<text:tab/>12</text:p>
          <text:p text:style-name="P5">Deleting Database Items with Cursors<text:tab/>12</text:p>
          <text:p text:style-name="P5">Cloning a Database Cursor<text:tab/>12</text:p>
          <text:p text:style-name="P5">Closing a Database Cursor<text:tab/>12</text:p>
          <text:p text:style-name="P4">Close a Database<text:tab/>12</text:p>
          <text:p text:style-name="P4">Appendix I: The GNU General Public License<text:tab/>13</text:p>
          <text:p text:style-name="P4">Appendix II: The GNU Free Documentation License<text:tab/>17</text:p>
        </text:index-body>
      </text:table-of-content>
      <text:p text:style-name="P2"/>
      <text:h text:style-name="P6" text:outline-level="1">Introduction</text:h>
      <text:h text:style-name="Heading_20_2" text:outline-level="2">What is hamsterdb?</text:h>
      <text:p text:style-name="P2">hamsterdb is a lightweight embedded database engine. Being "lightweight" describes the strength and the limitation of hamsterdb. It is very fast, but supports only a few operations. It is embeddable, and therefore does not have external dependencies as an SQL server. It is simply a database engine, but not a database management system (DBMS) - it has no relational functions or other features provided by SQL.</text:p>
      <text:h text:style-name="Heading_20_2" text:outline-level="2">Material Covered</text:h>
      <text:p text:style-name="P2">This document applies to hamsterdb version 0.4.2.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is displayed as: <text:span text:style-name="T2">make install</text:span>. </text:p>
      <text:p text:style-name="P2">Operating system files that are discussed directly in the text is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which is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please find the GPL license in the file <text:span text:style-name="T2">COPYING</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to insert or delete items using cursors. But before hamsterdb can be used, it has to be configured, compiled and installed. These steps are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Compiling and installing therefore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el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and the projects <text:span text:style-name="T3">dll</text:span> (building a dynamic library) and <text:span text:style-name="T3">lib</text:span> (building a static library). Build one (or both) of those projects to compil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4">ham_new</text:span>. Second, we use this handle to create a database file with <text:span text:style-name="T4">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u16_t pagesize, ham_u16_t keysize,<text:line-break/> <text:s text:c="13"/>ham_size_t cachesize);<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of <text:span text:style-name="T1">ham_create</text:span> and <text:span text:style-name="T1">ham_create_ex</text:span>. Also, the FAQ (<text:a xlink:type="simple" xlink:href="http://www.hamsterdb.com/?page=faq">http://www.hamsterdb.com/?page=faq</text:a>) answers questions about the page size, key size and the cache size.</text:p>
      <text:p text:style-name="P2">The <text:span text:style-name="T1">mode</text:span> specifies the file access rights for the newly created file. On Linux and Unix, they are the same parameter as you'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7"><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4">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size_t cachesize);<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h text:style-name="Heading_20_1" text:outline-level="1">Overwriting the Comparison Function</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Note that the layout of integers in memory is endian-dependent. If you copy your database from an Intel PC to an IBM PowerPC system, you will encounter strange behaviour, because the sorting will fail. To be on the safe side, you should always explicitely set the endia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7">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7"><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P7">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7">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7">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keep in mind that <text:span text:style-name="T1">record.data</text:span> is a temporary pointer which is allocated by hamsterdb. Other calls to hamsterdb API functions can overwrite this pointer. If you want to avoid this behavio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replac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8">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5">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8">ham_status_t <text:line-break/>ham_cursor_move(ham_cursor_t *cursor, ham_key_t *key, <text:line-break/> <text:s text:c="15"/>ham_record_t *record, ham_u32_t flags);</text:p>
      <text:p text:style-name="Standard">This function sets the cursor in the direction which is set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5">ham_cursor_t *cursor;</text:span><text:line-break/><text:span text:style-name="T5">ham_status_t st;<text:line-break/>ham_key_t key;</text:span></text:p>
      <text:p text:style-name="Sourcecode"><text:span text:style-name="T5">if ((st=ham_cursor_create(db, NULL, 0, &amp;cursor)))</text:span><text:line-break/> <text:s text:c="3"/>// ...</text:p>
      <text:p text:style-name="P7">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8">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5">ham_status_t st;</text:span></text:p>
      <text:p text:style-name="P8">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is unused - set it to <text:span text:style-name="T1">0</text:span>.</text:p>
      <text:p text:style-name="P8">ham_status_t <text:line-break/>ham_cursor_find(ham_cursor_t *cursor, ham_key_t *key, <text:line-break/> <text:s text:c="15"/>ham_u32_t flags);</text:p>
      <text:p text:style-name="Standard">When the cursor points to a database item, you can delete the item (with <text:span text:style-name="T1">ham_cursor_erase</text:span>), replace the record (with <text:span text:style-name="T1">ham_cursor_replac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5">ham_status_t st;</text:span></text:p>
      <text:p text:style-name="Sourcecode"><text:span text:style-name="T5">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Replacing Database Items with Cursors</text:h>
      <text:p text:style-name="Text_20_body">To replace the record of the current item, call <text:span text:style-name="T1">ham_cursor_replace</text:span> with a pointer to a <text:span text:style-name="T1">ham_record_t</text:span> structure, which contains the new record. The third parameter, <text:span text:style-name="T1">flags</text:span>, is unused; set it to <text:span text:style-name="T1">0</text:span>. </text:p>
      <text:p text:style-name="P8">ham_status_t <text:line-break/>ham_cursor_replace(ham_cursor_t *cursor, ham_record_t *record, <text:line-break/> <text:s text:c="15"/>ham_u32_t flags);</text:p>
      <text:p text:style-name="Standard">If you try to replac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8">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8">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8">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8">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8">ham_status_t <text:line-break/>ham_delete(ham_db_t *db);</text:p>
      <text:h text:style-name="Heading_20_1" text:outline-level="1">Appendix I: The GNU General Public License</text:h>
      <text:p text:style-name="P9"><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0"><text:s text:c="21"/>END OF TERMS AND CONDITIONS</text:p>
      <text:h text:style-name="Heading_20_1" text:outline-level="1">Appendix 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0">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5-22T08:52:21</dc:date>
    <dc:language>de-DE</dc:language>
    <meta:editing-cycles>23</meta:editing-cycles>
    <meta:editing-duration>PT2H28M18S</meta:editing-duration>
    <meta:user-defined meta:name="Info 1"/>
    <meta:user-defined meta:name="Info 2"/>
    <meta:user-defined meta:name="Info 3"/>
    <meta:user-defined meta:name="Info 4"/>
    <meta:document-statistic meta:table-count="0" meta:image-count="0" meta:object-count="0" meta:page-count="23" meta:paragraph-count="755" meta:word-count="9807" meta:character-count="58290"/>
  </office:meta>
</office:document-meta>
</file>